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5"/>
    <style:style style:name="P73" style:family="paragraph" style:parent-style-name="Standard" style:list-style-name="L6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5.4</text:p>
      <text:list xml:id="list2834744781381207087" text:style-name="L65">
        <text:list-item>
          <text:p text:style-name="P7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455282320480034126" text:style-name="L1">
        <text:list-item>
          <text:p text:style-name="P9">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340398667070477362" text:style-name="L2">
        <text:list-item>
          <text:p text:style-name="P10">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4718274755704827332" text:style-name="L3">
        <text:list-item>
          <text:p text:style-name="P11">Added additional references to the North American Excel Spreadsheet report in the new section of the final report that bangs on about the start-of-exposure timing convention.<text:line-break/></text:p>
        </text:list-item>
      </text:list>
      <text:p text:style-name="Standard">version 3.5.0</text:p>
      <text:list xml:id="list3833825489083591733" text:style-name="L4">
        <text:list-item>
          <text:p text:style-name="P12">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2">NEW: when 'trims' have been placed, a 'write csv' process will honor those values and produce a 'trimmed' output file.<text:line-break/></text:p>
        </text:list-item>
        <text:list-item>
          <text:p text:style-name="P12">NEW: when a light curve has been 'normalized', the changed values are written to the data table where, once again, a 'write csv' process will capture the results.<text:line-break/></text:p>
        </text:list-item>
        <text:list-item>
          <text:p text:style-name="P12"><text:soft-page-break/>Added additional reminders that the start-of-exposure timestamp/timing convention is employed.</text:p>
        </text:list-item>
      </text:list>
      <text:p text:style-name="Standard"/>
      <text:p text:style-name="Standard">version 3.4.9</text:p>
      <text:list xml:id="list7361968261001314649" text:style-name="L5">
        <text:list-item>
          <text:p text:style-name="P13">Added some explanatory language to the “Excel report” section regarding the proper interpretation of the 'false positive probability' number.<text:line-break/></text:p>
        </text:list-item>
      </text:list>
      <text:p text:style-name="Standard">version 3.4.8</text:p>
      <text:list xml:id="list5540263357336722644" text:style-name="L6">
        <text:list-item>
          <text:p text:style-name="P14">This version deals more realistically with high magDrop lightcurves by defining a 'limiting magDrop' as: <text:line-break/><text:line-break/><text:tab/>limMagDrop = 2.5 * log10( B / std(A) ) <text:line-break/><text:line-break/><text:tab/>std(A) is the noise level of A.</text:p>
          <text:p text:style-name="P14"><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788353081615079476" text:style-name="L7">
        <text:list-item>
          <text:p text:style-name="P15">Automatically loads the correct version of Adv2<text:line-break/></text:p>
        </text:list-item>
      </text:list>
      <text:p text:style-name="Standard">version 3.4.6</text:p>
      <text:list xml:id="list3145629537512048630" text:style-name="L8">
        <text:list-item>
          <text:p text:style-name="P16">Adds AAV Version 2 file as a type that can be read (important when Do OCR check is enabled)</text:p>
        </text:list-item>
      </text:list>
      <text:p text:style-name="Standard"/>
      <text:p text:style-name="Standard">version 3.4.5</text:p>
      <text:list xml:id="list2353684078059707082" text:style-name="L9">
        <text:list-item>
          <text:p text:style-name="P17">Fixes block integration which was failing when more than 4 lightcurves were being processed.<text:line-break/></text:p>
        </text:list-item>
        <text:list-item>
          <text:p text:style-name="P17">Made use diff and Do OCR checkboxes sticky.<text:line-break/><text:soft-page-break/></text:p>
        </text:list-item>
      </text:list>
      <text:p text:style-name="Standard">version 3.4.4</text:p>
      <text:list xml:id="list3094724134940796784" text:style-name="L10">
        <text:list-item>
          <text:p text:style-name="P18">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1932165584426985288" text:style-name="L11">
        <text:list-item>
          <text:p text:style-name="P19">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982633202304302679" text:style-name="L12">
        <text:list-item>
          <text:p text:style-name="P2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238953181365506946" text:style-name="L13">
        <text:list-item>
          <text:p text:style-name="P21">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text:soft-page-break/>penumbral fit checkbox --- be patient; play around.<text:line-break/> </text:p>
        </text:list-item>
      </text:list>
      <text:p text:style-name="Standard">version 3.4.0</text:p>
      <text:list xml:id="list1511442435325659611" text:style-name="L14">
        <text:list-item>
          <text:p text:style-name="P2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5648355706308393358" text:style-name="L15">
        <text:list-item>
          <text:p text:style-name="P23">Automatically installs cv2 if not already present. <text:s/>This package is needed for the new frame view feature.<text:line-break/></text:p>
        </text:list-item>
      </text:list>
      <text:p text:style-name="Standard">version 3.3.8</text:p>
      <text:list xml:id="list2331042882859490834" text:style-name="L16">
        <text:list-item>
          <text:p text:style-name="P2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264704607120873094" text:style-name="L17">
        <text:list-item>
          <text:p text:style-name="P25">A new button (View frame) with an associated spinner for entry of a frame number has been added:</text:p>
          <text:p text:style-name="P25"/>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text:soft-page-break/>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1705618246308586710" text:style-name="L18">
        <text:list-item>
          <text:p text:style-name="P26">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5990882138048525336" text:style-name="L19">
        <text:list-item>
          <text:p text:style-name="P27">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904770077303810983" text:style-name="L20">
        <text:list-item>
          <text:p text:style-name="P28">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6774507683485579554" text:style-name="L21">
        <text:list-item>
          <text:p text:style-name="P29">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378732295231493761" text:style-name="L22">
        <text:list-item>
          <text:p text:style-name="P30">Changed main plot so that the scroll wheel only zooms the x axis.</text:p>
        </text:list-item>
        <text:list-item>
          <text:p text:style-name="P30">Changed lightcurve plot so that it conforms properly to 'start-of-exposure'.<text:line-break/></text:p>
        </text:list-item>
      </text:list>
      <text:p text:style-name="Standard">version 3.2.8</text:p>
      <text:list xml:id="list8536414768939230060" text:style-name="L23">
        <text:list-item>
          <text:p text:style-name="P31">Changed font size in help files --- it was fine for Mac but too big for Win10<text:line-break/></text:p>
        </text:list-item>
      </text:list>
      <text:p text:style-name="Standard">version 3.2.7</text:p>
      <text:list xml:id="list6725154084583308027" text:style-name="L24">
        <text:list-item>
          <text:p text:style-name="P32"><text:soft-page-break/>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634664444134198028" text:style-name="L25">
        <text:list-item>
          <text:p text:style-name="P33">This is a 'cosmetic' release --- there should be NO detectable differences from version 3.2.5 in terms of functionality.</text:p>
        </text:list-item>
        <text:list-item>
          <text:p text:style-name="P33">All python files were brought into compliance with PEP 8 coding standards. <text:s/>Only I care about that.</text:p>
        </text:list-item>
        <text:list-item>
          <text:p text:style-name="P33">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33">All this 'cosmetic' work is in preparation for working on PyOTE issues again.<text:line-break/> </text:p>
        </text:list-item>
      </text:list>
      <text:p text:style-name="Standard">version 3.2.5</text:p>
      <text:list xml:id="list7342234185960182502" text:style-name="L26">
        <text:list-item>
          <text:p text:style-name="P34">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122833525688313112" text:style-name="L27">
        <text:list-item>
          <text:p text:style-name="P35">Modified the test for newer version to accommodate the different strings returned by pip 18.1 and pip 19.0+</text:p>
        </text:list-item>
        <text:list-item>
          <text:p text:style-name="P35">Added ability to invoke PyOTE from PyMovie with an externally supplied csv file that is automatically opened.<text:line-break/></text:p>
        </text:list-item>
      </text:list>
      <text:p text:style-name="Standard">version 3.2.3</text:p>
      <text:list xml:id="list2888085950218524031" text:style-name="L28">
        <text:list-item>
          <text:p text:style-name="P3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36">Added support for the PyMovie csv format<text:line-break/></text:p>
        </text:list-item>
      </text:list>
      <text:p text:style-name="Standard">version 3.2.1</text:p>
      <text:list xml:id="list8142083248145243840" text:style-name="L29">
        <text:list-item>
          <text:p text:style-name="P3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text:soft-page-break/>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850043245192534824" text:style-name="L30">
        <text:list-item>
          <text:p text:style-name="P38">Changed GUI to better align text on min max edit boxes to avoid confusion.<text:line-break/></text:p>
        </text:list-item>
      </text:list>
      <text:p text:style-name="Standard">version 3.1.9</text:p>
      <text:list xml:id="list4407392278452426935" text:style-name="L31">
        <text:list-item>
          <text:p text:style-name="P39">Fixed a bug in the test for a min/max solution search being constrained by a too large min value.<text:line-break/></text:p>
        </text:list-item>
      </text:list>
      <text:p text:style-name="Standard">version 3.1.8</text:p>
      <text:list xml:id="list3836776783785871254" text:style-name="L32">
        <text:list-item>
          <text:p text:style-name="P40">version 3.1.7 was released without an updated version history. <text:s/>Here is what was changed in 3.1.7:<text:line-break/></text:p>
        </text:list-item>
        <text:list-item>
          <text:p text:style-name="P4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385704606768909897" text:style-name="L33">
        <text:list-item>
          <text:p text:style-name="P41">Values entered in the Manual Timestamp Entry dialog box are now 'sticky', thus making corrections easy to do without requiring re-entry of all data. </text:p>
          <text:p text:style-name="P41"><text:line-break/>Also trapped is the case where a user has entered a custom frame time but failed to click the radio button indicating that it is to be used.<text:line-break/></text:p>
        </text:list-item>
      </text:list>
      <text:p text:style-name="Standard">version 3.1.5:</text:p>
      <text:list xml:id="list2774248725814357797" text:style-name="L34">
        <text:list-item>
          <text:p text:style-name="P4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text:soft-page-break/>version 3.1.4:</text:p>
      <text:list xml:id="list2154302300486143950" text:style-name="L35">
        <text:list-item>
          <text:p text:style-name="P43">Fixed error in new dropped reading detection logic when light curve was processed in field mode.<text:line-break/></text:p>
        </text:list-item>
        <text:list-item>
          <text:p text:style-name="P43">Cleaned up some language in tooltips.<text:line-break/></text:p>
        </text:list-item>
      </text:list>
      <text:p text:style-name="Standard">version 3.1.3:</text:p>
      <text:list xml:id="list8639115696510199429" text:style-name="L36">
        <text:list-item>
          <text:p text:style-name="P44">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44">Eliminated the 'entry num' column in the data matrix at the lower left of the GUI. The 'entry num' is unused and a possible source of confusion with the frame or field number for the unwary.<text:line-break/></text:p>
        </text:list-item>
        <text:list-item>
          <text:p text:style-name="P44">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400408872097348396" text:style-name="L37">
        <text:list-item>
          <text:p text:style-name="P4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295187772408281084" text:style-name="L38">
        <text:list-item>
          <text:p text:style-name="P4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46">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46">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330302342322030098" text:style-name="L39">
        <text:list-item>
          <text:p text:style-name="P47"><text:soft-page-break/>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6349931666782271011" text:style-name="L40">
        <text:list-item>
          <text:p text:style-name="P48">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255508807909882068" text:style-name="L41">
        <text:list-item>
          <text:p text:style-name="P49">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4111312063946810115" text:style-name="L42">
        <text:list-item>
          <text:p text:style-name="P5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952650818587366573" text:style-name="L43">
        <text:list-item>
          <text:p text:style-name="P51">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159358931414479215" text:style-name="L44">
        <text:list-item>
          <text:p text:style-name="P52">Disable the Accept integration button when user overrides an automatic block analysis with a manual block selection followed by a click on the Block integrate button.<text:line-break/></text:p>
        </text:list-item>
      </text:list>
      <text:p text:style-name="Standard">version 2.1.4:</text:p>
      <text:list xml:id="list6458799091730726858" text:style-name="L45">
        <text:list-item>
          <text:p text:style-name="P53">Corrected a bug that kept manual selection of block integration from being performed after a refusal to accept the automatic block analysis results.<text:line-break/></text:p>
        </text:list-item>
      </text:list>
      <text:p text:style-name="Standard">version 2.1.3:</text:p>
      <text:list xml:id="list687687701533946458" text:style-name="L46">
        <text:list-item>
          <text:p text:style-name="P54">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text:soft-page-break/>version 2.1.2:</text:p>
      <text:list xml:id="list7955422420313360481" text:style-name="L47">
        <text:list-item>
          <text:p text:style-name="P5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822299684835114589" text:style-name="L48">
        <text:list-item>
          <text:p text:style-name="P56">Added progress bar tracking of block integration analysis because it can take an extended amount of time to complete the analysis when the light curve has many points.<text:line-break/></text:p>
        </text:list-item>
      </text:list>
      <text:p text:style-name="Standard">version 2.1.0</text:p>
      <text:list xml:id="list161475072777222980" text:style-name="L49">
        <text:list-item>
          <text:p text:style-name="P57">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2931008077319539275" text:style-name="L50">
        <text:list-item>
          <text:p text:style-name="P58">Made the selection of Tooltip display 'sticky'</text:p>
        </text:list-item>
        <text:list-item>
          <text:p text:style-name="P58">Duration calculation when D and R span midnight now handled correctly</text:p>
        </text:list-item>
      </text:list>
      <text:p text:style-name="Standard"/>
      <text:p text:style-name="Standard">version 2.0.8</text:p>
      <text:list xml:id="list8064792199666747349" text:style-name="L51">
        <text:list-item>
          <text:p text:style-name="P59">toolTips changed to invoke and display in a custom dialog box that can be moved and resized to better accommodate legacy displays</text:p>
        </text:list-item>
        <text:list-item>
          <text:p text:style-name="P59">Calc flash timing calculation fixed to properly deal with the non-integer frame numbers that can result from field processed csv files</text:p>
        </text:list-item>
        <text:list-item>
          <text:p text:style-name="P59">Flash timing has been verified to work with integrated light curves</text:p>
        </text:list-item>
        <text:list-item>
          <text:p text:style-name="P5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5551340069395331803" text:style-name="L52">
        <text:list-item>
          <text:p text:style-name="P60">Adds a button to calculate the edge position of an LED timing flash.</text:p>
        </text:list-item>
        <text:list-item>
          <text:p text:style-name="P6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60">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60">Adds a checkbox to force manual entry of timestamp info. <text:s/>This is useful when <text:soft-page-break/>OCR on a VTI timed light curve has catastrophic errors. <text:s/>It is always employed when using LED flash timing.</text:p>
        </text:list-item>
      </text:list>
      <text:list xml:id="list9141351315136817327" text:style-name="L53">
        <text:list-item>
          <text:p text:style-name="P6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1806634773110268384" text:style-name="L54">
        <text:list-item>
          <text:p text:style-name="P62">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890196101574356788" text:style-name="L55">
        <text:list-item>
          <text:p text:style-name="P63">files generated by pyote now contain PYOTE in the filename.<text:line-break/></text:p>
        </text:list-item>
        <text:list-item>
          <text:p text:style-name="P6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975417625596476412" text:style-name="L56">
        <text:list-item>
          <text:p text:style-name="P6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827957012348977135" text:style-name="L57">
        <text:list-item>
          <text:p text:style-name="P6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322799678133900353" text:style-name="L58">
        <text:list-item>
          <text:p text:style-name="P6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969896388301653384" text:style-name="L59">
        <text:list-item>
          <text:p text:style-name="P67">improved handling of D and R region selection so that one cannot enter an invalid configuration --- automatic corrections/changes are applied.<text:line-break/></text:p>
        </text:list-item>
        <text:list-item>
          <text:p text:style-name="P67">incorporates a new 'solver' that no longer requires an initial estimation of baseline noise. <text:s/>This 'solver' is also much faster. <text:s/>With this 'solver', the two-pass modification added in version 1.46 is no longer needed.<text:line-break/></text:p>
        </text:list-item>
        <text:list-item>
          <text:p text:style-name="P67"><text:soft-page-break/>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3003608336170136310" text:style-name="L60">
        <text:list-item>
          <text:p text:style-name="P68">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106045102941125351" text:style-name="L61">
        <text:list-item>
          <text:p text:style-name="P69">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6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173047543299530623" text:style-name="L62">
        <text:list-item>
          <text:p text:style-name="P70">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950723688033974587" text:style-name="L63">
        <text:list-item>
          <text:p text:style-name="P71"><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71">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7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71">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85785157960530606" text:style-name="L64">
        <text:list-item>
          <text:p text:style-name="P73">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9-28T10:48:37</dc:date>
    <meta:editing-cycles>95</meta:editing-cycles>
    <meta:editing-duration>PT21H21M9S</meta:editing-duration>
    <meta:document-statistic meta:table-count="0" meta:image-count="2" meta:object-count="0" meta:page-count="14" meta:paragraph-count="187" meta:word-count="5562" meta:character-count="32471"/>
    <meta:template xlink:type="simple" xlink:actuate="onRequest" xlink:title="" xlink:href="Normal"/>
  </office:meta>
</office:document-meta>
</file>